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Gras" style:font-family-generic="swiss" style:font-pitch="variable"/>
    <style:font-face style:name="Segoe UI1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b4a9"/>
    </style:style>
    <style:style style:name="P2" style:family="paragraph" style:parent-style-name="Preformatted_20_Text">
      <style:text-properties officeooo:paragraph-rsid="00132345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26a384"/>
    </style:style>
    <style:style style:name="P5" style:family="paragraph" style:parent-style-name="Preformatted_20_Text">
      <style:text-properties officeooo:paragraph-rsid="0033a389"/>
    </style:style>
    <style:style style:name="P6" style:family="paragraph" style:parent-style-name="Preformatted_20_Text">
      <style:text-properties officeooo:rsid="00353bac" officeooo:paragraph-rsid="0035fe41"/>
    </style:style>
    <style:style style:name="P7" style:family="paragraph" style:parent-style-name="Preformatted_20_Text">
      <style:text-properties fo:font-size="9pt" officeooo:paragraph-rsid="0035fe41" style:font-size-asian="9pt" style:font-size-complex="9pt"/>
    </style:style>
    <style:style style:name="P8" style:family="paragraph" style:parent-style-name="Preformatted_20_Text">
      <style:text-properties fo:font-size="9pt" officeooo:paragraph-rsid="003731da" style:font-size-asian="9pt" style:font-size-complex="9pt"/>
    </style:style>
    <style:style style:name="P9" style:family="paragraph" style:parent-style-name="Standard">
      <style:text-properties officeooo:paragraph-rsid="000db37b"/>
    </style:style>
    <style:style style:name="P10" style:family="paragraph" style:parent-style-name="Standard">
      <style:text-properties officeooo:paragraph-rsid="000e0a98"/>
    </style:style>
    <style:style style:name="P11" style:family="paragraph" style:parent-style-name="Standard">
      <style:text-properties officeooo:paragraph-rsid="00128545"/>
    </style:style>
    <style:style style:name="P12" style:family="paragraph" style:parent-style-name="Standard">
      <style:text-properties officeooo:rsid="00132345" officeooo:paragraph-rsid="00132345"/>
    </style:style>
    <style:style style:name="P13" style:family="paragraph" style:parent-style-name="Standard">
      <style:text-properties officeooo:paragraph-rsid="00141ee0"/>
    </style:style>
    <style:style style:name="P14" style:family="paragraph" style:parent-style-name="Standard">
      <style:text-properties officeooo:rsid="00141ee0" officeooo:paragraph-rsid="00141ee0"/>
    </style:style>
    <style:style style:name="P15" style:family="paragraph" style:parent-style-name="Standard">
      <style:text-properties officeooo:rsid="00151e39" officeooo:paragraph-rsid="00151e39"/>
    </style:style>
    <style:style style:name="P16" style:family="paragraph" style:parent-style-name="Standard">
      <style:text-properties officeooo:paragraph-rsid="00151e39"/>
    </style:style>
    <style:style style:name="P17" style:family="paragraph" style:parent-style-name="Standard">
      <style:text-properties officeooo:paragraph-rsid="00186769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41ee0" officeooo:paragraph-rsid="00141ee0" style:font-weight-asian="bold" style:font-weight-complex="bold"/>
    </style:style>
    <style:style style:name="P20" style:family="paragraph" style:parent-style-name="Standard">
      <style:text-properties fo:font-weight="bold" officeooo:paragraph-rsid="00191d53" style:font-weight-asian="bold" style:font-weight-complex="bold"/>
    </style:style>
    <style:style style:name="P21" style:family="paragraph" style:parent-style-name="Standard">
      <style:text-properties fo:font-style="italic" officeooo:paragraph-rsid="00231890" style:font-style-asian="italic" style:font-style-complex="italic"/>
    </style:style>
    <style:style style:name="P22" style:family="paragraph" style:parent-style-name="Standard">
      <style:text-properties fo:font-style="italic" officeooo:paragraph-rsid="0033a389" style:font-style-asian="italic" style:font-style-complex="italic"/>
    </style:style>
    <style:style style:name="P23" style:family="paragraph" style:parent-style-name="Text_20_body">
      <style:text-properties officeooo:rsid="000e0a98" officeooo:paragraph-rsid="000e0a98"/>
    </style:style>
    <style:style style:name="P24" style:family="paragraph" style:parent-style-name="Text_20_body">
      <style:text-properties officeooo:rsid="0010b4a9" officeooo:paragraph-rsid="0010b4a9"/>
    </style:style>
    <style:style style:name="P25" style:family="paragraph" style:parent-style-name="Text_20_body">
      <style:text-properties officeooo:rsid="00132345" officeooo:paragraph-rsid="00132345"/>
    </style:style>
    <style:style style:name="P26" style:family="paragraph" style:parent-style-name="Text_20_body">
      <style:text-properties officeooo:rsid="001c47bb" officeooo:paragraph-rsid="001c47bb"/>
    </style:style>
    <style:style style:name="P27" style:family="paragraph" style:parent-style-name="Text_20_body">
      <style:text-properties officeooo:rsid="00151e39" officeooo:paragraph-rsid="00151e39"/>
    </style:style>
    <style:style style:name="P28" style:family="paragraph" style:parent-style-name="Text_20_body">
      <style:text-properties officeooo:rsid="00252c0d" officeooo:paragraph-rsid="0033a389"/>
    </style:style>
    <style:style style:name="P29" style:family="paragraph" style:parent-style-name="Text_20_body">
      <style:text-properties officeooo:rsid="0034fecc" officeooo:paragraph-rsid="0034fecc"/>
    </style:style>
    <style:style style:name="P30" style:family="paragraph" style:parent-style-name="Text_20_body">
      <style:text-properties officeooo:rsid="0035c7c6" officeooo:paragraph-rsid="0035c7c6"/>
    </style:style>
    <style:style style:name="P31" style:family="paragraph" style:parent-style-name="Text_20_body">
      <style:text-properties officeooo:paragraph-rsid="0035c7c6"/>
    </style:style>
    <style:style style:name="P32" style:family="paragraph" style:parent-style-name="Text_20_body">
      <style:text-properties officeooo:paragraph-rsid="00378bff"/>
    </style:style>
    <style:style style:name="P33" style:family="paragraph" style:parent-style-name="Subtitle">
      <style:text-properties officeooo:rsid="0016e704" officeooo:paragraph-rsid="0016e704"/>
    </style:style>
    <style:style style:name="P34" style:family="paragraph" style:parent-style-name="Standard">
      <style:text-properties fo:font-style="italic" officeooo:rsid="00231890" officeooo:paragraph-rsid="00231890" style:font-style-asian="italic" style:font-style-complex="italic"/>
    </style:style>
    <style:style style:name="P35" style:family="paragraph" style:parent-style-name="Standard" style:list-style-name="L1">
      <style:text-properties fo:font-style="italic" officeooo:rsid="00231890" officeooo:paragraph-rsid="00231890" style:font-style-asian="italic" style:font-style-complex="italic"/>
    </style:style>
    <style:style style:name="P36" style:family="paragraph" style:parent-style-name="Standard" style:list-style-name="L1">
      <style:text-properties fo:font-style="italic" officeooo:rsid="0024069c" officeooo:paragraph-rsid="0024069c" style:font-style-asian="italic" style:font-style-complex="italic"/>
    </style:style>
    <style:style style:name="P37" style:family="paragraph" style:parent-style-name="Standard" style:list-style-name="L1">
      <style:text-properties officeooo:paragraph-rsid="00231890"/>
    </style:style>
    <style:style style:name="P38" style:family="paragraph" style:parent-style-name="Standard">
      <style:text-properties officeooo:paragraph-rsid="003c4595"/>
    </style:style>
    <style:style style:name="P39" style:family="paragraph" style:parent-style-name="Text_20_body">
      <style:text-properties officeooo:rsid="00236aa4" officeooo:paragraph-rsid="00236aa4"/>
    </style:style>
    <style:style style:name="P40" style:family="paragraph" style:parent-style-name="Text_20_body" style:list-style-name="L2">
      <style:text-properties officeooo:rsid="0035c7c6" officeooo:paragraph-rsid="0035fe41"/>
    </style:style>
    <style:style style:name="P41" style:family="paragraph" style:parent-style-name="Text_20_body">
      <style:text-properties officeooo:rsid="0035c7c6" officeooo:paragraph-rsid="003c4595"/>
    </style:style>
    <style:style style:name="P42" style:family="paragraph" style:parent-style-name="Text_20_body">
      <style:text-properties officeooo:paragraph-rsid="003c4595"/>
    </style:style>
    <style:style style:name="P43" style:family="paragraph" style:parent-style-name="Text_20_body">
      <style:text-properties officeooo:rsid="001a6b32" officeooo:paragraph-rsid="003c4595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officeooo:rsid="0035c7c6" officeooo:paragraph-rsid="0035c7c6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officeooo:rsid="0035c7c6" officeooo:paragraph-rsid="0035c7c6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paragraph-rsid="0035c7c6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officeooo:rsid="003731da" officeooo:paragraph-rsid="003731da"/>
    </style:style>
    <style:style style:name="P48" style:family="paragraph" style:parent-style-name="Text_20_body" style:list-style-name="L3">
      <style:paragraph-properties fo:margin-top="0cm" fo:margin-bottom="0cm" loext:contextual-spacing="false"/>
      <style:text-properties officeooo:paragraph-rsid="0035c7c6"/>
    </style:style>
    <style:style style:name="P49" style:family="paragraph" style:parent-style-name="Text_20_body" style:list-style-name="L3">
      <style:paragraph-properties fo:margin-top="0cm" fo:margin-bottom="0cm" loext:contextual-spacing="false"/>
      <style:text-properties officeooo:rsid="00353bac" officeooo:paragraph-rsid="0035c7c6"/>
    </style:style>
    <style:style style:name="P50" style:family="paragraph" style:parent-style-name="Text_20_body" style:list-style-name="L3">
      <style:paragraph-properties fo:margin-top="0cm" fo:margin-bottom="0cm" loext:contextual-spacing="false"/>
      <style:text-properties officeooo:rsid="0035fe41" officeooo:paragraph-rsid="0035fe41"/>
    </style:style>
    <style:style style:name="P51" style:family="paragraph" style:parent-style-name="Text_20_body" style:list-style-name="L3">
      <style:paragraph-properties fo:margin-top="0cm" fo:margin-bottom="0.046cm" loext:contextual-spacing="false"/>
      <style:text-properties officeooo:rsid="0035fe41" officeooo:paragraph-rsid="0035fe41"/>
    </style:style>
    <style:style style:name="T1" style:family="text">
      <style:text-properties officeooo:rsid="000db37b"/>
    </style:style>
    <style:style style:name="T2" style:family="text">
      <style:text-properties officeooo:rsid="000ddb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769" style:font-weight-asian="bold" style:font-weight-complex="bold"/>
    </style:style>
    <style:style style:name="T5" style:family="text">
      <style:text-properties fo:font-weight="bold" officeooo:rsid="00191d53" style:font-weight-asian="bold" style:font-weight-complex="bold"/>
    </style:style>
    <style:style style:name="T6" style:family="text">
      <style:text-properties fo:font-weight="bold" officeooo:rsid="001a6b32" style:font-weight-asian="bold" style:font-weight-complex="bold"/>
    </style:style>
    <style:style style:name="T7" style:family="text">
      <style:text-properties fo:font-weight="bold" officeooo:rsid="0035c7c6" style:font-weight-asian="bold" style:font-weight-complex="bold"/>
    </style:style>
    <style:style style:name="T8" style:family="text">
      <style:text-properties fo:font-weight="bold" officeooo:rsid="003bbd41" style:font-weight-asian="bold" style:font-weight-complex="bold"/>
    </style:style>
    <style:style style:name="T9" style:family="text">
      <style:text-properties fo:font-weight="bold" officeooo:rsid="00215e24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28545" style:font-style-asian="italic" style:font-style-complex="italic"/>
    </style:style>
    <style:style style:name="T12" style:family="text">
      <style:text-properties fo:font-style="italic" officeooo:rsid="00231890" style:font-style-asian="italic" style:font-style-complex="italic"/>
    </style:style>
    <style:style style:name="T13" style:family="text">
      <style:text-properties fo:font-style="italic" officeooo:rsid="00236aa4" style:font-style-asian="italic" style:font-style-complex="italic"/>
    </style:style>
    <style:style style:name="T14" style:family="text">
      <style:text-properties fo:font-style="italic" officeooo:rsid="0026f6c5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e0a98"/>
    </style:style>
    <style:style style:name="T18" style:family="text">
      <style:text-properties officeooo:rsid="000f100e"/>
    </style:style>
    <style:style style:name="T19" style:family="text">
      <style:text-properties officeooo:rsid="0010b4a9"/>
    </style:style>
    <style:style style:name="T20" style:family="text">
      <style:text-properties officeooo:rsid="00128545"/>
    </style:style>
    <style:style style:name="T21" style:family="text">
      <style:text-properties style:font-name="Segoe UI" fo:font-size="11.8999996185303pt" fo:font-weight="bold" officeooo:rsid="0012854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2" style:family="text">
      <style:text-properties fo:font-style="normal" officeooo:rsid="00128545" style:font-style-asian="normal" style:font-style-complex="normal"/>
    </style:style>
    <style:style style:name="T23" style:family="text">
      <style:text-properties fo:font-style="normal" fo:font-weight="normal" officeooo:rsid="00128545" style:font-style-asian="normal" style:font-weight-asian="normal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86769" style:font-weight-asian="normal" style:font-weight-complex="normal"/>
    </style:style>
    <style:style style:name="T26" style:family="text">
      <style:text-properties fo:font-weight="normal" officeooo:rsid="00191d53" style:font-weight-asian="normal" style:font-weight-complex="normal"/>
    </style:style>
    <style:style style:name="T27" style:family="text">
      <style:text-properties officeooo:rsid="00132345"/>
    </style:style>
    <style:style style:name="T28" style:family="text">
      <style:text-properties officeooo:rsid="00151e39"/>
    </style:style>
    <style:style style:name="T29" style:family="text">
      <style:text-properties style:font-name="Segoe UI1" fo:font-size="11pt" officeooo:rsid="00151e39"/>
    </style:style>
    <style:style style:name="T30" style:family="text">
      <style:text-properties style:font-name="Segoe UI1" fo:font-size="11pt" fo:font-weight="normal" officeooo:rsid="00191d53" style:font-weight-asian="normal" style:font-weight-complex="normal"/>
    </style:style>
    <style:style style:name="T31" style:family="text">
      <style:text-properties style:font-name="Segoe UI1" fo:font-size="11pt" fo:font-weight="bold" style:font-weight-asian="bold" style:font-weight-complex="bold"/>
    </style:style>
    <style:style style:name="T32" style:family="text">
      <style:text-properties style:font-name="Segoe UI1" fo:font-size="11pt" fo:font-weight="bold" officeooo:rsid="001a6b32" style:font-weight-asian="bold" style:font-weight-complex="bold"/>
    </style:style>
    <style:style style:name="T33" style:family="text">
      <style:text-properties style:font-name="Segoe UI1" fo:font-size="11pt" officeooo:rsid="0035c7c6"/>
    </style:style>
    <style:style style:name="T34" style:family="text">
      <style:text-properties style:font-name="Segoe UI1" fo:font-size="11pt" officeooo:rsid="003731da"/>
    </style:style>
    <style:style style:name="T35" style:family="text">
      <style:text-properties style:font-name="Segoe UI1" fo:font-size="11pt" officeooo:rsid="00378bff"/>
    </style:style>
    <style:style style:name="T36" style:family="text">
      <style:text-properties style:font-name="Segoe UI1" fo:font-size="11pt" officeooo:rsid="0038f953"/>
    </style:style>
    <style:style style:name="T37" style:family="text">
      <style:text-properties style:font-name="Segoe UI1" fo:font-size="11pt" officeooo:rsid="003c4595" fo:background-color="#ffd8ce" loext:char-shading-value="0"/>
    </style:style>
    <style:style style:name="T38" style:family="text">
      <style:text-properties officeooo:rsid="0016e704"/>
    </style:style>
    <style:style style:name="T39" style:family="text">
      <style:text-properties officeooo:rsid="00191d53"/>
    </style:style>
    <style:style style:name="T40" style:family="text">
      <style:text-properties officeooo:rsid="001a6b32"/>
    </style:style>
    <style:style style:name="T41" style:family="text">
      <style:text-properties fo:color="#000000" fo:background-color="#ffd7d7" loext:char-shading-value="0"/>
    </style:style>
    <style:style style:name="T42" style:family="text">
      <style:text-properties fo:color="#000000" officeooo:rsid="00191d53" fo:background-color="#ffd7d7" loext:char-shading-value="0"/>
    </style:style>
    <style:style style:name="T43" style:family="text">
      <style:text-properties fo:color="#000000" fo:background-color="#ffd8ce" loext:char-shading-value="0"/>
    </style:style>
    <style:style style:name="T44" style:family="text">
      <style:text-properties fo:color="#000000" officeooo:rsid="00191d53" fo:background-color="#ffd8ce" loext:char-shading-value="0"/>
    </style:style>
    <style:style style:name="T45" style:family="text">
      <style:text-properties fo:color="#000000" officeooo:rsid="00191d53" fo:background-color="#ffd8ce" loext:char-shading-value="0"/>
    </style:style>
    <style:style style:name="T46" style:family="text">
      <style:text-properties fo:color="#000000" fo:background-color="#ffd8ce" loext:char-shading-value="0"/>
    </style:style>
    <style:style style:name="T47" style:family="text">
      <style:text-properties officeooo:rsid="001f1547"/>
    </style:style>
    <style:style style:name="T48" style:family="text">
      <style:text-properties officeooo:rsid="00236aa4"/>
    </style:style>
    <style:style style:name="T49" style:family="text">
      <style:text-properties officeooo:rsid="0023edbc"/>
    </style:style>
    <style:style style:name="T50" style:family="text">
      <style:text-properties officeooo:rsid="002452ab"/>
    </style:style>
    <style:style style:name="T51" style:family="text">
      <style:text-properties officeooo:rsid="00252c0d"/>
    </style:style>
    <style:style style:name="T52" style:family="text">
      <style:text-properties officeooo:rsid="0034fecc"/>
    </style:style>
    <style:style style:name="T53" style:family="text">
      <style:text-properties officeooo:rsid="0035c7c6"/>
    </style:style>
    <style:style style:name="T54" style:family="text">
      <style:text-properties officeooo:rsid="0035fe41"/>
    </style:style>
    <style:style style:name="T55" style:family="text">
      <style:text-properties officeooo:rsid="003731da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size="9pt" officeooo:rsid="0035fe41" style:font-size-asian="9pt" style:font-size-complex="9pt"/>
    </style:style>
    <style:style style:name="T58" style:family="text">
      <style:text-properties fo:font-size="9pt" fo:font-weight="bold" style:font-size-asian="9pt" style:font-weight-asian="bold" style:font-size-complex="9pt" style:font-weight-complex="bold"/>
    </style:style>
    <style:style style:name="T59" style:family="text">
      <style:text-properties officeooo:rsid="00378bff"/>
    </style:style>
    <style:style style:name="T60" style:family="text">
      <style:text-properties fo:background-color="#ffd7d7" loext:char-shading-value="0"/>
    </style:style>
    <style:style style:name="T61" style:family="text">
      <style:text-properties officeooo:rsid="001a6b32" fo:background-color="#ffd7d7" loext:char-shading-value="0"/>
    </style:style>
    <style:style style:name="T62" style:family="text">
      <style:text-properties officeooo:rsid="00191d53" fo:background-color="#ffd7d7" loext:char-shading-value="0"/>
    </style:style>
    <style:style style:name="T63" style:family="text">
      <style:text-properties officeooo:rsid="003c4595"/>
    </style:style>
    <style:style style:name="T64" style:family="text">
      <style:text-properties fo:background-color="#ffd8ce" loext:char-shading-value="0"/>
    </style:style>
    <style:style style:name="T65" style:family="text">
      <style:text-properties officeooo:rsid="003c4595" fo:background-color="#ffd8ce" loext:char-shading-value="0"/>
    </style:style>
    <style:style style:name="T66" style:family="text">
      <style:text-properties officeooo:rsid="003c4595" fo:background-color="#ffd8ce" loext:char-shading-value="0"/>
    </style:style>
    <style:style style:name="T67" style:family="text">
      <style:text-properties officeooo:rsid="00191d53" fo:background-color="#ffd8ce" loext:char-shading-value="0"/>
    </style:style>
    <style:style style:name="T68" style:family="text">
      <style:text-properties officeooo:rsid="00191d53" fo:background-color="#ffd8ce" loext:char-shading-value="0"/>
    </style:style>
    <style:style style:name="T69" style:family="text">
      <style:text-properties fo:background-color="#ffd8ce" loext:char-shading-value="0"/>
    </style:style>
    <style:style style:name="T70" style:family="text">
      <style:text-properties officeooo:rsid="001a6b32" fo:background-color="#ffd8ce" loext:char-shading-value="0"/>
    </style:style>
    <style:style style:name="T71" style:family="text">
      <style:text-properties officeooo:rsid="001a6b32" fo:background-color="#ffd8ce" loext:char-shading-value="0"/>
    </style:style>
    <style:style style:name="T72" style:family="text">
      <style:text-properties officeooo:rsid="00215e24" fo:background-color="#ffd8ce" loext:char-shading-value="0"/>
    </style:style>
    <style:style style:name="T73" style:family="text">
      <style:text-properties style:use-window-font-color="true" officeooo:rsid="003c4595" fo:background-color="#ffd8ce" loext:char-shading-value="0"/>
    </style:style>
    <style:style style:name="T74" style:family="text">
      <style:text-properties style:use-window-font-color="true" fo:background-color="#ffd8ce" loext:char-shading-value="0"/>
    </style:style>
    <style:style style:name="T75" style:family="text">
      <style:text-properties style:use-window-font-color="true" officeooo:rsid="00191d53" fo:background-color="#ffd8ce" loext:char-shading-value="0"/>
    </style:style>
    <style:style style:name="T76" style:family="text">
      <style:text-properties officeooo:rsid="0021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Hadoop : Introduction au Map Reduce</text:p>
      <text:p text:style-name="P33">Mastère Big Data 2019/2020</text:p>
      <text:p text:style-name="Subtitle">Benjamin Thery - benjamin.thery@grenoble-inp.org</text:p>
      <text:p text:style-name="P9"/>
      <text:h text:style-name="Heading_20_1" text:outline-level="1">1. Prise en main</text:h>
      <text:h text:style-name="Heading_20_2" text:outline-level="2">1.1 Execution local<text:span text:style-name="T1">e</text:span></text:h>
      <text:h text:style-name="Heading_20_3" text:outline-level="3"><text:span text:style-name="T1">Question </text:span>1. Que signifie <text:span text:style-name="T10">Map input records</text:span> ? Et <text:span text:style-name="T10">Map output records</text:span> ?</text:h>
      <text:p text:style-name="Standard"><text:span text:style-name="T3">Map input record</text:span> : nombre de lignes du fichier <text:span text:style-name="T2">d’entrée</text:span> en <text:span text:style-name="T2">entrée</text:span> du Mapper.</text:p>
      <text:p text:style-name="Standard"><text:span text:style-name="T3">Map output record</text:span> : nombre d'enregistrements produits en sortie du Mapper.</text:p>
      <text:h text:style-name="Heading_20_3" text:outline-level="3"><text:span text:style-name="T2">Question </text:span>2. Quel est le lien entre <text:span text:style-name="T10">Map output records</text:span> et <text:span text:style-name="T10">Reduce input records</text:span> ?</text:h>
      <text:p text:style-name="Standard">Leur valeur est la même.</text:p>
      <text:p text:style-name="Standard">Les <text:span text:style-name="T10">Map output records</text:span> sont les enregistrements qui vont servir d'entrée aux <text:span text:style-name="T10">Reducers</text:span>.</text:p>
      <text:h text:style-name="Heading_20_3" text:outline-level="3"><text:span text:style-name="T2">Question </text:span>3. Que signifie <text:span text:style-name="T10">Reduce input groups</text:span> ?</text:h>
      <text:p text:style-name="Standard"><text:span text:style-name="T2">C’est le n</text:span>ombre de clés uniques (mots uniques) passées en entrée des <text:span text:style-name="T10">Reducers</text:span>.</text:p>
      <text:p text:style-name="Standard"/>
      <text:h text:style-name="Heading_20_2" text:outline-level="2">1.2 Premier contact avec HDFS</text:h>
      <text:p text:style-name="P24">Connection au serveur Hadoop : ssh <text:a xlink:type="simple" xlink:href="mailto:theryb@152.77.81.30" text:style-name="Internet_20_link" text:visited-style-name="Visited_20_Internet_20_Link">theryb@152.77.81.30</text:a></text:p>
      <text:p text:style-name="P23">Commandes HDFS :</text:p>
      <text:p text:style-name="Preformatted_20_Text"><text:span text:style-name="T19">$ </text:span>hdfs dfs</text:p>
      <text:p text:style-name="Standard"/>
      <text:p text:style-name="Preformatted_20_Text"><text:span text:style-name="T19">$ </text:span>hdfs dfs -ls /</text:p>
      <text:p text:style-name="Preformatted_20_Text">Found <text:span text:style-name="T19">3</text:span> items</text:p>
      <text:p text:style-name="Preformatted_20_Text">drwxr-xr-x <text:s text:c="2"/>- hduser <text:s text:c="2"/>hdgroup <text:s text:c="9"/>0 2019-11-26 11:46 /data</text:p>
      <text:p text:style-name="Preformatted_20_Text">drwxrwxrwt <text:s text:c="2"/>- hduser <text:s text:c="2"/>hdgroup <text:s text:c="9"/>0 2019-11-18 11:13 /tmp</text:p>
      <text:p text:style-name="Preformatted_20_Text">drwxr-xr-x <text:s text:c="2"/>- hduser <text:s text:c="2"/>hdgroup <text:s text:c="9"/>0 2019-11-14 12:14 /user</text:p>
      <text:p text:style-name="Standard"/>
      <text:p text:style-name="Preformatted_20_Text"><text:span text:style-name="T19">$ </text:span>hdfs dfs -ls /user</text:p>
      <text:p text:style-name="Preformatted_20_Text">...</text:p>
      <text:p text:style-name="Preformatted_20_Text">drwxr-xr-x <text:s text:c="2"/>- theryb <text:s text:c="2"/>theryb <text:s text:c="13"/>0 2019-10-21 14:57 /user/theryb</text:p>
      <text:p text:style-name="Preformatted_20_Text">...</text:p>
      <text:p text:style-name="Standard"/>
      <text:p text:style-name="P1"><text:span text:style-name="T19">$ </text:span>hdfs dfs -ls /user/theryb</text:p>
      <text:h text:style-name="Heading_20_3" text:outline-level="3">Question <text:span text:style-name="T17">1. Q</text:span>uel est le chemin, dans HDFS, vers votre répertoire <text:span text:style-name="T17">personnel</text:span> ?</text:h>
      <text:p text:style-name="P10">Le chemin d'accès vers le répertoire personnel est <text:span text:style-name="T3">/user/theryb</text:span></text:p>
      <text:h text:style-name="Heading_20_2" text:outline-level="2"><text:soft-page-break/>1.3 Exécution sur le cluster</text:h>
      <text:p text:style-name="Text_20_body"><text:span text:style-name="T20">C</text:span>ompter le nombre d’occurrences de chaque mot dans les 5 tomes des Misérables de Victor Hugo.</text:p>
      <text:h text:style-name="Heading_20_3" text:outline-level="3"><text:span text:style-name="T18">Question 1. </text:span>A quel compteur <text:span text:style-name="T21">le</text:span> nombre <text:span text:style-name="T20">de </text:span><text:span text:style-name="T11">splits</text:span><text:span text:style-name="T20"> </text:span>correspond-il ?</text:h>
      <text:p text:style-name="P11"><text:span text:style-name="T23">Le nombre de splits correspond au compteur </text:span><text:span text:style-name="T15">Launched map tasks</text:span> quand aucune tache <text:span text:style-name="T20">n’a échoué,</text:span></text:p>
      <text:p text:style-name="P11">ou <text:span text:style-name="T20">à </text:span><text:span text:style-name="T10">Launched map tasks - Failed map tasks </text:span><text:span text:style-name="T22">quand certaine taches ont échoué et ont du être relancées.</text:span></text:p>
      <text:h text:style-name="Heading_20_2" text:outline-level="2">1.4 Combiner</text:h>
      <text:p text:style-name="P14">Ajouter un combiner : </text:p>
      <text:p text:style-name="P13"/>
      <text:p text:style-name="Preformatted_20_Text">job.setCombinerClass(WordCountReducer.class);</text:p>
      <text:p text:style-name="P18"/>
      <text:p text:style-name="P17"><text:span text:style-name="T25">Dans le programme proposé, on ne peut réutiliser directement la classe WordCountReducer telle quelle car </text:span><text:span text:style-name="T26">c</text:span><text:span text:style-name="T25">es types d’entrée ne correspondent pas </text:span><text:span text:style-name="T30">aux</text:span><text:span text:style-name="T25"> types de sortie (</text:span><text:span text:style-name="T26">int vs </text:span><text:span text:style-name="T25">long). Une nouvelle classe </text:span><text:span text:style-name="T4">WordCountCom</text:span><text:span text:style-name="T5">b</text:span><text:span text:style-name="T4">iner</text:span><text:span text:style-name="T25"> similaire WordCountReducer a été ajoutée mais avec une signature différente :</text:span></text:p>
      <text:p text:style-name="Preformatted_20_Text">public static class WordCountCombiner extends Reducer&lt;Text, IntWritable, Text, IntWritable&gt; { … <text:span text:style-name="T39">}</text:span></text:p>
      <text:p text:style-name="P18"/>
      <text:p text:style-name="Standard"><text:span text:style-name="T6">Fichier s</text:span><text:span text:style-name="T3">ource </text:span>: <text:span text:style-name="T73">WordCount/</text:span><text:span text:style-name="T74">WordCount</text:span><text:span text:style-name="T75">With</text:span><text:span text:style-name="T74">Combiner.java</text:span></text:p>
      <text:h text:style-name="Heading_20_3" text:outline-level="3"><text:span text:style-name="T18">Question </text:span>1. Quels compteurs permettent de vérifier que le combiner a fonctionné ?</text:h>
      <text:p text:style-name="P25">Les compteurs <text:s/><text:span text:style-name="T15">Combine input records</text:span> et <text:s/><text:span text:style-name="T15">Combine output records</text:span> permettent de vérifier que le combiner à fonctionné. Leur valeur est non nulle lors de l‘exécution avec le combiner.</text:p>
      <text:h text:style-name="Heading_20_3" text:outline-level="3"><text:span text:style-name="T27">Question </text:span>2. Quels compteurs permettent d’estimer le gain effectivement apporté par le combiner ? Comparez aux valeurs obtenues sans combiner pour justifier votre réponse.</text:h>
      <text:p text:style-name="P12">Diff des compteurs de sortie entre l’exécution sans le combiner (-) et avec le combiner (+) :</text:p>
      <text:p text:style-name="P2">- <text:s text:c="7"/>Combine input records=0</text:p>
      <text:p text:style-name="P2">- <text:s text:c="7"/>Combine output records=0</text:p>
      <text:p text:style-name="P2">+ <text:s text:c="7"/>Combine input records=401392</text:p>
      <text:p text:style-name="P2">+ <text:s text:c="7"/>Combine output records=55487</text:p>
      <text:p text:style-name="P2"/>
      <text:p text:style-name="P2"><text:s text:c="9"/>Reduce input groups=29373</text:p>
      <text:p text:style-name="P2">- <text:s text:c="7"/>Reduce shuffle bytes=4677667</text:p>
      <text:p text:style-name="P2">- <text:s text:c="7"/>Reduce input records=401392</text:p>
      <text:p text:style-name="P2">+ <text:s text:c="7"/>Reduce shuffle bytes=800835</text:p>
      <text:p text:style-name="P2">+ <text:s text:c="7"/>Reduce input records=55487</text:p>
      <text:p text:style-name="Standard"/>
      <text:p text:style-name="P12">Les compteurs <text:span text:style-name="T15">Reduce input records</text:span> et <text:span text:style-name="T15">Reduce shuffle bytes</text:span> permettent d’estimer le gain apporté par le combiner. </text:p>
      <text:p text:style-name="Standard"><text:span text:style-name="T10">Reduce input records</text:span> est beaucoup plus petit dans le cas o<text:span text:style-name="T27">ù</text:span> un combiner a été utilisé : ~55’000 &lt; ~400’000. <text:span text:style-name="T27">Beaucoup moins d’enregistrements ont été poussés en entrée du reducer (seulement 14%).</text:span></text:p>
      <text:h text:style-name="Heading_20_3" text:outline-level="3"><text:soft-page-break/><text:span text:style-name="T27">Question </text:span>3. Quel est le mot le plus utilisé dans Les Misérables ?</text:h>
      <text:p text:style-name="P14">Le mot le plus utilisé dans les Misérables est <text:span text:style-name="T3">de </text:span><text:span text:style-name="T24">avec 16955 occurrences</text:span><text:span text:style-name="T3">.</text:span></text:p>
      <text:p text:style-name="P19"/>
      <text:p text:style-name="Preformatted_20_Text">$ sort -r -n -k 2 <text:span text:style-name="T3">part-r-00000</text:span> <text:s/>| head -10</text:p>
      <text:p text:style-name="Preformatted_20_Text">de<text:tab/>16955</text:p>
      <text:p text:style-name="Preformatted_20_Text">la<text:tab/>12253</text:p>
      <text:p text:style-name="Preformatted_20_Text">et<text:tab/>10979</text:p>
      <text:p text:style-name="Preformatted_20_Text">le<text:tab/>9810</text:p>
      <text:p text:style-name="Preformatted_20_Text">il<text:tab/>7660</text:p>
      <text:p text:style-name="Preformatted_20_Text">les<text:tab/>6059</text:p>
      <text:p text:style-name="Preformatted_20_Text">un<text:tab/>5112</text:p>
      <text:p text:style-name="Preformatted_20_Text">que<text:tab/>4430</text:p>
      <text:p text:style-name="Preformatted_20_Text">dans<text:tab/>4235</text:p>
      <text:p text:style-name="Preformatted_20_Text">qui<text:tab/>4225</text:p>
      <text:h text:style-name="Heading_20_2" text:outline-level="2">1.5 Nombres de reducers</text:h>
      <text:p text:style-name="P27">Utiliser 3 reducers :</text:p>
      <text:p text:style-name="Preformatted_20_Text">job.setNumReduceTasks(3)</text:p>
      <text:p text:style-name="P20"/>
      <text:p text:style-name="P38"><text:span text:style-name="T3">Source </text:span><text:span text:style-name="T5">file </text:span>: <text:span text:style-name="T66">WordCount/</text:span><text:span text:style-name="T69">WordCount</text:span><text:span text:style-name="T68">With</text:span><text:span text:style-name="T69">Combiner.java</text:span></text:p>
      <text:h text:style-name="Heading_20_3" text:outline-level="3">Question 1. Quelle est la différence entre le répertoire de résultats obtenu ici, et celui de la partie 1.3 ? Pourquoi ?</text:h>
      <text:p text:style-name="P15">Le répertoire de résultats contient maintenant 3 fichiers de sortie, un par reducer.</text:p>
      <text:p text:style-name="P16"><text:span text:style-name="T28">Chaque reducer a généré ses résultats sur le sous ensemble de clés qui lui </text:span><text:span text:style-name="T29">a</text:span><text:span text:style-name="T28"> été assigné.</text:span></text:p>
      <text:p text:style-name="P16"/>
      <text:p text:style-name="Preformatted_20_Text">$ ls</text:p>
      <text:p text:style-name="Preformatted_20_Text">part-r-00000 <text:s/>part-r-00001 <text:s/>part-r-00002 <text:s/>_SUCCESS</text:p>
      <text:p text:style-name="Standard"/>
      <text:p text:style-name="P16"><text:span text:style-name="T28">Le résultat global peut-être retrouvé en concaténant les fichiers résultat de </text:span><text:span text:style-name="T29">tous les</text:span><text:span text:style-name="T28"> reducers :</text:span></text:p>
      <text:p text:style-name="P15"/>
      <text:p text:style-name="Preformatted_20_Text">$ cat part-r-00000 part-r-00001 part-r-00002 | sort -r -n -k 2 | head -<text:span text:style-name="T29">5</text:span></text:p>
      <text:p text:style-name="Preformatted_20_Text">de<text:tab/>16955</text:p>
      <text:p text:style-name="Preformatted_20_Text">la<text:tab/>12253</text:p>
      <text:p text:style-name="Preformatted_20_Text">et<text:tab/>10979</text:p>
      <text:p text:style-name="Preformatted_20_Text">le<text:tab/>9810</text:p>
      <text:p text:style-name="Preformatted_20_Text">il<text:tab/>7660</text:p>
      <text:p text:style-name="Standard"/>
      <text:h text:style-name="Heading_20_2" text:outline-level="2">1.6 <text:s/>In-Mapper Combiner</text:h>
      <text:p text:style-name="P26">Ajout d’un <text:span text:style-name="T16">in-mapper combiner</text:span> à l’aide d’une table de hashage.</text:p>
      <text:p text:style-name="P42"><text:span text:style-name="T32">Fichier source</text:span><text:span text:style-name="T40"> : </text:span><text:span text:style-name="T66">WordCount/</text:span><text:span text:style-name="T71">WordCountWithInMapperCombiner.java</text:span></text:p>
      <text:h text:style-name="Heading_20_2" text:outline-level="2">1.7 Compteur</text:h>
      <text:p text:style-name="P26">Ajout d’un compteur pour enregistrer le nombre de lignes vides dans les données.</text:p>
      <text:p text:style-name="P43"><text:span text:style-name="T31">Fichier source</text:span> : <text:span text:style-name="T66">WordCount/</text:span><text:span text:style-name="T69">WordCountWithInMapperCombinerWithCounter.java</text:span></text:p>
      <text:p text:style-name="Preformatted_20_Text">INFO <text:s/>LocalJobRunner - reduce &gt; reduce</text:p>
      <text:p text:style-name="Preformatted_20_Text">INFO <text:s/>Task - Task 'attempt_local1212808654_0001_r_000000_0' done.</text:p>
      <text:p text:style-name="Preformatted_20_Text"><text:soft-page-break/>INFO <text:s/>Job - Job job_local1212808654_0001 running in uber mode : false</text:p>
      <text:p text:style-name="Preformatted_20_Text">INFO <text:s/>Job - <text:s/>map 100% reduce 100%</text:p>
      <text:p text:style-name="Preformatted_20_Text">INFO <text:s/>Job - Job job_local1212808654_0001 completed successfully</text:p>
      <text:p text:style-name="Preformatted_20_Text">INFO <text:s/>Job - Counters: 28</text:p>
      <text:p text:style-name="Preformatted_20_Text"><text:tab/>File System Counters</text:p>
      <text:p text:style-name="Preformatted_20_Text"><text:tab/>...</text:p>
      <text:p text:style-name="Preformatted_20_Text"><text:tab/>Map-Reduce Framework</text:p>
      <text:p text:style-name="Preformatted_20_Text"><text:tab/>...</text:p>
      <text:p text:style-name="Preformatted_20_Text"><text:tab/><text:span text:style-name="T3">WordCountWithInMapperCombinerWithCounter$WordCountMapper$CounterType</text:span></text:p>
      <text:p text:style-name="P3"><text:tab/><text:tab/>EmptyLine=3</text:p>
      <text:p text:style-name="Preformatted_20_Text"><text:tab/>File Input Format Counters </text:p>
      <text:p text:style-name="Preformatted_20_Text"><text:tab/><text:tab/>Bytes Read=111</text:p>
      <text:p text:style-name="Preformatted_20_Text"><text:tab/>File Output Format Counters </text:p>
      <text:p text:style-name="Preformatted_20_Text"><text:tab/><text:tab/>Bytes Written=47</text:p>
      <text:h text:style-name="Heading_20_1" text:outline-level="1">2. <text:span text:style-name="T38">T</text:span>op-tags Flickr par pays, avec tri en mémoir<text:span text:style-name="T47">e</text:span></text:h>
      <text:h text:style-name="Heading_20_2" text:outline-level="2">2.1 Map et Reduce</text:h>
      <text:p text:style-name="P42"><text:span text:style-name="T9">Fichier source</text:span><text:span text:style-name="T76"> : </text:span><text:span text:style-name="T37">MostUsedTags</text:span><text:span text:style-name="T66">/</text:span><text:span text:style-name="T72">MostUsedTagsPerCountry.java</text:span></text:p>
      <text:p text:style-name="P39">Résultats pour les 5 tags les plus utilisés par pays du fichier flickrSample.txt:</text:p>
      <text:p text:style-name="P28">Sortie avec tags aggrégés par pays par le reducer:</text:p>
      <text:p text:style-name="P5">$ cat out/part-r-00000 </text:p>
      <text:p text:style-name="P5">AG<text:tab/><text:tab/>الطوارق(3), algeria(3), amazigh culture(3), تمنراست(3), hoggar(3)</text:p>
      <text:p text:style-name="P5">BN<text:tab/><text:tab/>ghana(7), lab(5), africa(2), idds(2), single mothers(1)</text:p>
      <text:p text:style-name="P5">ML<text:tab/><text:tab/>mali(15), niger(11), islam(10), rio niger(10), desierto(10)</text:p>
      <text:p text:style-name="P5">UV<text:tab/><text:tab/>africa(10), burkina-faso(9), afrique(9), burkina faso(9), ghana(8)</text:p>
      <text:p text:style-name="P5">Unknown<text:tab/>rojer(6), orangevale(6), rojer wisner(6), rww(6), roger beach(6)</text:p>
      <text:p text:style-name="P22"/>
      <text:p text:style-name="Standard">S<text:span text:style-name="T51">ortie brute :</text:span></text:p>
      <text:p text:style-name="P4">$ cat out/part-r-00000</text:p>
      <text:p text:style-name="P4">AG<text:tab/>الطوارق</text:p>
      <text:p text:style-name="Preformatted_20_Text">AG<text:tab/>algeria</text:p>
      <text:p text:style-name="Preformatted_20_Text">AG<text:tab/>amazigh culture</text:p>
      <text:p text:style-name="Preformatted_20_Text">AG<text:tab/>تمنراست</text:p>
      <text:p text:style-name="Preformatted_20_Text">AG<text:tab/>الهقار</text:p>
      <text:p text:style-name="Preformatted_20_Text">BN<text:tab/>ghana</text:p>
      <text:p text:style-name="Preformatted_20_Text">BN<text:tab/>lab</text:p>
      <text:p text:style-name="Preformatted_20_Text">BN<text:tab/>africa</text:p>
      <text:p text:style-name="Preformatted_20_Text">BN<text:tab/>idds</text:p>
      <text:p text:style-name="Preformatted_20_Text">BN<text:tab/>single mothers</text:p>
      <text:p text:style-name="Preformatted_20_Text">ML<text:tab/>mali</text:p>
      <text:p text:style-name="Preformatted_20_Text">ML<text:tab/>niger</text:p>
      <text:p text:style-name="Preformatted_20_Text">ML<text:tab/>islam</text:p>
      <text:p text:style-name="Preformatted_20_Text">ML<text:tab/>viajes</text:p>
      <text:p text:style-name="Preformatted_20_Text">ML<text:tab/>rio niger</text:p>
      <text:p text:style-name="Preformatted_20_Text">UV<text:tab/>africa</text:p>
      <text:p text:style-name="Preformatted_20_Text">UV<text:tab/>burkina-faso</text:p>
      <text:p text:style-name="Preformatted_20_Text">UV<text:tab/>afrique</text:p>
      <text:p text:style-name="Preformatted_20_Text">UV<text:tab/>burkina faso</text:p>
      <text:p text:style-name="Preformatted_20_Text">UV<text:tab/>ghana</text:p>
      <text:p text:style-name="Preformatted_20_Text">Unknown<text:tab/>rojer</text:p>
      <text:p text:style-name="Preformatted_20_Text">Unknown<text:tab/>orangevale</text:p>
      <text:p text:style-name="Preformatted_20_Text">Unknown<text:tab/>rojer wisner</text:p>
      <text:p text:style-name="Preformatted_20_Text">Unknown<text:tab/>rww</text:p>
      <text:p text:style-name="Preformatted_20_Text">Unknown<text:tab/>roger beach</text:p>
      <text:p text:style-name="P21"/>
      <text:p text:style-name="P34"><text:soft-page-break/>Notes:</text:p>
      <text:list xml:id="list3612493245" text:style-name="L1">
        <text:list-item>
          <text:p text:style-name="P36">Dans le jeu de données, certaines entrées n’ont pas de tags, elles sont exclues par le mapper. <text:span text:style-name="T50">J’ai ajouté un compteur Hadoop pour les compter.</text:span></text:p>
        </text:list-item>
        <text:list-item>
          <text:p text:style-name="P35">La classe Country ne trouve pas de pays pour certaines <text:span text:style-name="T49">coordonnées</text:span> présente<text:span text:style-name="T49">nt</text:span> d<text:span text:style-name="T49">ans</text:span> le fichier flickrSample.txt (par exemple (-1.0,-1.0)). <text:span text:style-name="T48">Je les ai regroupées dans un pays « Unknown ». Il y aussi un compteur Hadoop pour les compter.</text:span></text:p>
        </text:list-item>
        <text:list-item>
          <text:p text:style-name="P37"><text:span text:style-name="T14">Dans la sortie avec tags aggrégés, l</text:span><text:span text:style-name="T10">es chaines contenant des tags en langue arabe sont </text:span><text:span text:style-name="T12">é</text:span><text:span text:style-name="T10">crits en RTL </text:span><text:span text:style-name="T12">par Java </text:span><text:span text:style-name="T10">(right-to-left), </text:span><text:span text:style-name="T12">le nombre </text:span><text:span text:style-name="T13">d’occurrences</text:span><text:span text:style-name="T12"> du tag se retrouve à gauche.</text:span></text:p>
        </text:list-item>
      </text:list>
      <text:h text:style-name="Heading_20_2" text:outline-level="2">2.2 Combiner</text:h>
      <text:p text:style-name="P41"><text:span text:style-name="T3">Fichier </text:span><text:span text:style-name="T8">s</text:span><text:span text:style-name="T3">ource :</text:span> <text:span text:style-name="T37">MostUsedTags</text:span><text:span text:style-name="T66">/</text:span><text:span text:style-name="T46">MostUsedTagsPerCountryWithCombiner.java</text:span></text:p>
      <text:h text:style-name="Heading_20_3" text:outline-level="3">Question <text:span text:style-name="T52">1</text:span>: <text:span text:style-name="T52">P</text:span>our pouvoir utiliser un combiner, quel devrait être le type des données intermédiaires ? Donnez le type sémantique (que représentent ces clés-valeurs ?) et le type Java.</text:h>
      <text:p text:style-name="P29">Pour pouvoir utiliser un combiner le type de données intermédiaires devrait être <text:span text:style-name="T53">de type</text:span>:</text:p>
      <text:list xml:id="list800081426" text:style-name="L2">
        <text:list-item>
          <text:p text:style-name="P44">Clé : <text:span text:style-name="T3">Text</text:span> (code pays)</text:p>
        </text:list-item>
        <text:list-item>
          <text:p text:style-name="P46"><text:span text:style-name="T53">Valeur : </text:span><text:span text:style-name="T7">(Text, Int)</text:span><text:span text:style-name="T53"> (tag, </text:span><text:span text:style-name="T33">n</text:span><text:span text:style-name="T36">ombre d’occurrence du tag</text:span><text:span text:style-name="T53">)</text:span></text:p>
          <text:list>
            <text:list-item>
              <text:p text:style-name="P47">Cela permet de commencer à compter le nombre d’occurrence de chaque tag d’un pays dans le combiner et de passer cette première agrégation au reducer.</text:p>
            </text:list-item>
            <text:list-item>
              <text:p text:style-name="P40">En Java, on peut réutiliser la classe <text:span text:style-name="T10">StringAndInt</text:span> pour représenter le tuple (Text, Int) qui représente un tag et son nombre d’occurrences.</text:p>
            </text:list-item>
          </text:list>
        </text:list-item>
      </text:list>
      <text:h text:style-name="Heading_20_4" text:outline-level="4"><text:span text:style-name="T3">Mapper </text:span>: <text:s/></text:h>
      <text:list xml:id="list1519233926" text:style-name="L3">
        <text:list-item>
          <text:p text:style-name="P45">Input : (Long, Text)</text:p>
        </text:list-item>
        <text:list-item>
          <text:p text:style-name="P48"><text:span text:style-name="T53">Ouput : (</text:span><text:span text:style-name="T33">Text</text:span><text:span text:style-name="T53">, (</text:span><text:span text:style-name="T33">Text</text:span><text:span text:style-name="T53">, </text:span><text:span text:style-name="T33">Int</text:span><text:span text:style-name="T53">)) </text:span></text:p>
        </text:list-item>
        <text:list-item>
          <text:p text:style-name="P51">Signature Java :</text:p>
        </text:list-item>
      </text:list>
      <text:p text:style-name="P8">public static class MostUsedTagsMapper</text:p>
      <text:p text:style-name="P8"><text:tab/>extends <text:span text:style-name="T3">Mapper&lt;LongWritable, Text, Text, StringAndIntWritable&gt;</text:span> {<text:span text:style-name="T55">}</text:span></text:p>
      <text:h text:style-name="Heading_20_4" text:outline-level="4"><text:span text:style-name="T3">Combiner </text:span>:</text:h>
      <text:list xml:id="list182430546858000" text:continue-numbering="true" text:style-name="L3">
        <text:list-item>
          <text:p text:style-name="P48"><text:span text:style-name="T53">Input : (</text:span><text:span text:style-name="T33">Text</text:span><text:span text:style-name="T53">, (</text:span><text:span text:style-name="T33">Text</text:span><text:span text:style-name="T53">, </text:span><text:span text:style-name="T33">Int</text:span><text:span text:style-name="T53">)) </text:span></text:p>
        </text:list-item>
        <text:list-item>
          <text:p text:style-name="P49"><text:span text:style-name="T53">Ouput : (</text:span><text:span text:style-name="T33">Text</text:span><text:span text:style-name="T53">, (</text:span><text:span text:style-name="T33">Text</text:span><text:span text:style-name="T53">, </text:span><text:span text:style-name="T33">Int</text:span><text:span text:style-name="T53">)) </text:span></text:p>
        </text:list-item>
        <text:list-item>
          <text:p text:style-name="P50">Signature Java :</text:p>
        </text:list-item>
      </text:list>
      <text:p text:style-name="P7">public static class MostUsedTagsCombiner<text:line-break/><text:tab/>extends <text:span text:style-name="T3">Reducer&lt;Text, StringAndIntWritable, Text, StringAndIntWritable&gt;</text:span> {<text:span text:style-name="T54">}</text:span></text:p>
      <text:h text:style-name="Heading_20_4" text:outline-level="4"><text:span text:style-name="T3">Reducer </text:span>:</text:h>
      <text:list xml:id="list182430085361094" text:continue-numbering="true" text:style-name="L3">
        <text:list-item>
          <text:p text:style-name="P48"><text:span text:style-name="T53">Input : (</text:span><text:span text:style-name="T33">Text</text:span><text:span text:style-name="T53">, (</text:span><text:span text:style-name="T33">Text</text:span><text:span text:style-name="T53">, </text:span><text:span text:style-name="T33">Int</text:span><text:span text:style-name="T53">)) </text:span></text:p>
        </text:list-item>
        <text:list-item>
          <text:p text:style-name="P49"><text:span text:style-name="T53">Ouput : (</text:span><text:span text:style-name="T33">Text</text:span><text:span text:style-name="T53">, Text)</text:span></text:p>
        </text:list-item>
        <text:list-item>
          <text:p text:style-name="P50">Signature Java :</text:p>
        </text:list-item>
      </text:list>
      <text:p text:style-name="P6"><text:span text:style-name="T56">public static class MostUsedTagsReducer<text:line-break/><text:tab/>extends </text:span><text:span text:style-name="T58">Reducer&lt;Text, StringAndIntWritable, Text, Text&gt;</text:span><text:span text:style-name="T56"> {</text:span><text:span text:style-name="T57">}</text:span></text:p>
      <text:h text:style-name="Heading_20_3" text:outline-level="3">Question 2 : Quels sont les tags les plus utilisés en France ? </text:h>
      <text:p text:style-name="P30">Les 5 tags les plus utilisés pour la France :</text:p>
      <text:p text:style-name="Preformatted_20_Text"><text:soft-page-break/>FR<text:tab/>france(35392), paris(24254), barcelona(12468), spain(9779), europe(6170)</text:p>
      <text:p text:style-name="P31"/>
      <text:p text:style-name="P31"><text:span text:style-name="T53">Les tags ‘barcelona’ et ‘spain’ apparaissent </text:span><text:span text:style-name="T33">p</text:span><text:span text:style-name="T34">robablement</text:span><text:span text:style-name="T53"> car l’algorithme de la classe Country doit considèrer que les coordonnées de Barcelone sont plus proches du centre de la France que de celui de l’Espagne.</text:span></text:p>
      <text:h text:style-name="Heading_20_3" text:outline-level="3">Question <text:span text:style-name="T59">3 </text:span>: Dans le reducer, nous avons une structure en mémoire dont la taille dépend du nombre de tags distincts : on ne le connaît pas a priori, et il y en a potentiellement beaucoup. Est-ce un problème ?</text:h>
      <text:p text:style-name="P32"><text:span text:style-name="T59">Oui, c’est un problème. Dans un cas extrême avec un très grand nombre de tags, la hashmap utilisée pour compter les occurrences </text:span><text:span text:style-name="T35">de chaque</text:span><text:span text:style-name="T59"> tags associés à un pays pourrait ne pas tenir dans la mémoire allouée au reducer. La réduction pourrait ne pas être exécutée.</text:span></text:p>
      <text:h text:style-name="Heading_20_1" text:outline-level="1">3. <text:s/>Top-tags Flickr par pays, avec mémoire limitée</text:h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Gras" style:font-family-generic="swiss" style:font-pitch="variable"/>
    <style:font-face style:name="Segoe UI1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Segoe UI" fo:font-family="'Segoe UI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" fo:font-family="'Segoe UI'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Segoe UI1" fo:font-family="'Segoe UI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Segoe UI" fo:font-family="'Segoe UI'" style:font-style-name="Gras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Segoe UI" fo:font-family="'Segoe UI'" style:font-style-name="Gras" style:font-family-generic="swiss" style:font-pitch="variable" fo:font-size="85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fo:padding="0.049cm" fo:border="0.06pt solid #cccccc">
        <style:tab-stops/>
      </style:paragraph-properties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line-height="100%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0:49:55.465000000</meta:creation-date>
    <dc:date>2020-01-12T18:24:29.018000000</dc:date>
    <meta:editing-duration>PT3H17M14S</meta:editing-duration>
    <meta:editing-cycles>23</meta:editing-cycles>
    <meta:generator>LibreOffice/6.3.3.2$Windows_X86_64 LibreOffice_project/a64200df03143b798afd1ec74a12ab50359878ed</meta:generator>
    <meta:document-statistic meta:table-count="0" meta:image-count="0" meta:object-count="0" meta:page-count="6" meta:paragraph-count="179" meta:word-count="1358" meta:character-count="8769" meta:non-whitespace-character-count="7438"/>
  </office:meta>
</office:document-meta>
</file>